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addr_inv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addr_inv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out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addr_with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lhs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ontro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ontro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ontro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ontro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5T13:21:10.558000000</dc:date>
    <meta:editing-duration>P7DT12M16S</meta:editing-duration>
    <meta:editing-cycles>567</meta:editing-cycles>
    <meta:generator>LibreOffice/7.1.2.2$Windows_X86_64 LibreOffice_project/8a45595d069ef5570103caea1b71cc9d82b2aae4</meta:generator>
    <meta:document-statistic meta:table-count="3" meta:cell-count="411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